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5937in" svg:y="38.6138in">
            <draw:object draw:notify-on-update-of-ranges="Sheet1.B214:Sheet1.B214 Sheet1.B215:Sheet1.B219 Sheet1.C214:Sheet1.C214 Sheet1.C215:Sheet1.C2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(LIN_SER)</text:p>
          </table:table-cell>
          <table:table-cell office:value-type="string" calcext:value-type="string">
            <text:p>TIME(VAR_LIN_SER)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(LIN_SER)</text:p>
          </table:table-cell>
          <table:table-cell office:value-type="string" calcext:value-type="string">
            <text:p>TIME(VAR_LIN_SER)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(LIN_SER)</text:p>
          </table:table-cell>
          <table:table-cell office:value-type="string" calcext:value-type="string">
            <text:p>TIME(VAR_LIN_SER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11" calcext:value-type="float">
            <text:p>0.0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AVERAGE([.B1:.B101])" office:value-type="float" office:value="0.00953000000000001" calcext:value-type="float">
            <text:p>0.00953</text:p>
          </table:table-cell>
          <table:table-cell table:formula="of:=AVERAGE([.C1:.C101])" office:value-type="float" office:value="0.00933000000000001" calcext:value-type="float">
            <text:p>0.00933</text:p>
          </table:table-cell>
          <table:table-cell table:number-columns-repeated="2"/>
          <table:table-cell table:formula="of:=AVERAGE([.F1:.F101])" office:value-type="float" office:value="0.00975000000000001" calcext:value-type="float">
            <text:p>0.00975</text:p>
          </table:table-cell>
          <table:table-cell table:formula="of:=AVERAGE([.G1:.G101])" office:value-type="float" office:value="0.00900000000000001" calcext:value-type="float">
            <text:p>0.009</text:p>
          </table:table-cell>
          <table:table-cell table:number-columns-repeated="2"/>
          <table:table-cell table:formula="of:=AVERAGE([.J1:.J101])" office:value-type="float" office:value="0.00960000000000001" calcext:value-type="float">
            <text:p>0.0096</text:p>
          </table:table-cell>
          <table:table-cell table:formula="of:=AVERAGE([.K1:.K101])" office:value-type="float" office:value="0.00878000000000001" calcext:value-type="float">
            <text:p>0.00878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(LIN_SER)</text:p>
          </table:table-cell>
          <table:table-cell office:value-type="string" calcext:value-type="string">
            <text:p>TIME(VAR_LIN_SER)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(LIN_SER)</text:p>
          </table:table-cell>
          <table:table-cell office:value-type="string" calcext:value-type="string">
            <text:p>TIME(VAR_LIN_SER)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19" calcext:value-type="float">
            <text:p>0.01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009" calcext:value-type="float">
            <text:p>0.00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AVERAGE([.B110:.B209])" office:value-type="float" office:value="0.00913000000000001" calcext:value-type="float">
            <text:p>0.00913</text:p>
          </table:table-cell>
          <table:table-cell table:formula="of:=AVERAGE([.C110:.C209])" office:value-type="float" office:value="0.00915000000000001" calcext:value-type="float">
            <text:p>0.00915</text:p>
          </table:table-cell>
          <table:table-cell table:number-columns-repeated="2"/>
          <table:table-cell table:formula="of:=AVERAGE([.F110:.F209])" office:value-type="float" office:value="0.01067" calcext:value-type="float">
            <text:p>0.01067</text:p>
          </table:table-cell>
          <table:table-cell table:formula="of:=AVERAGE([.G110:.G209])" office:value-type="float" office:value="0.00913000000000001" calcext:value-type="float">
            <text:p>0.00913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(LIN_SER)</text:p>
          </table:table-cell>
          <table:table-cell office:value-type="string" calcext:value-type="string">
            <text:p>TIME(VAR_LIN_SER)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53" calcext:value-type="float">
            <text:p>0.00953</text:p>
          </table:table-cell>
          <table:table-cell office:value-type="float" office:value="0.00933" calcext:value-type="float">
            <text:p>0.00933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9" calcext:value-type="float">
            <text:p>0.00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878" calcext:value-type="float">
            <text:p>0.00878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13" calcext:value-type="float">
            <text:p>0.00913</text:p>
          </table:table-cell>
          <table:table-cell office:value-type="float" office:value="0.00915" calcext:value-type="float">
            <text:p>0.0091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0913" calcext:value-type="float">
            <text:p>0.0091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1:42:03.762005794</meta:creation-date>
    <dc:date>2016-03-01T11:58:31.347831378</dc:date>
    <meta:editing-duration>PT1M15S</meta:editing-duration>
    <meta:editing-cycles>1</meta:editing-cycles>
    <meta:document-statistic meta:table-count="1" meta:cell-count="154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885cm" svg:y="3.952cm" style:legend-expansion="high" chart:style-name="ch2"/>
        <chart:plot-area chart:style-name="ch3" table:cell-range-address="Sheet1.B214:Sheet1.C219" chart:data-source-has-labels="row" svg:x="0.32cm" svg:y="0.18cm" svg:width="11.245cm" svg:height="8.64cm">
          <chartooo:coordinate-region svg:x="1.418cm" svg:y="0.38cm" svg:width="10.14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15:Sheet1.B219" chart:label-cell-address="Sheet1.B214:Sheet1.B214" chart:class="chart:bar">
            <chart:data-point chart:repeated="5"/>
          </chart:series>
          <chart:series chart:style-name="ch8" chart:values-cell-range-address="Sheet1.C215:Sheet1.C219" chart:label-cell-address="Sheet1.C214:Sheet1.C21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LIN_SER)</text:p>
                <draw:g>
                  <svg:desc>Sheet1.B214:Sheet1.B214</svg:desc>
                </draw:g>
              </table:table-cell>
              <table:table-cell office:value-type="string">
                <text:p>TIME(VAR_LIN_SER)</text:p>
                <draw:g>
                  <svg:desc>Sheet1.C214:Sheet1.C2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53">
                <text:p>0.00953</text:p>
                <draw:g>
                  <svg:desc>Sheet1.B215:Sheet1.B219</svg:desc>
                </draw:g>
              </table:table-cell>
              <table:table-cell office:value-type="float" office:value="0.00933">
                <text:p>0.00933</text:p>
                <draw:g>
                  <svg:desc>Sheet1.C215:Sheet1.C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75">
                <text:p>0.0097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6">
                <text:p>0.0096</text:p>
              </table:table-cell>
              <table:table-cell office:value-type="float" office:value="0.00878">
                <text:p>0.008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13">
                <text:p>0.00913</text:p>
              </table:table-cell>
              <table:table-cell office:value-type="float" office:value="0.00915">
                <text:p>0.00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67">
                <text:p>0.01067</text:p>
              </table:table-cell>
              <table:table-cell office:value-type="float" office:value="0.00913">
                <text:p>0.00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